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sans-serif" svg:font-family="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fo:font-weight="bold" style:font-weight-asian="bold" style:font-weight-complex="bold"/>
    </style:style>
    <style:style style:name="P6" style:family="paragraph" style:parent-style-name="Standard">
      <style:paragraph-properties fo:text-align="start" style:justify-single-word="false"/>
      <style:text-properties style:font-name="Times New Roman" fo:font-weight="normal" style:font-weight-asian="normal" style:font-weight-complex="normal"/>
    </style:style>
    <style:style style:name="P7" style:family="paragraph" style:parent-style-name="Standard">
      <style:paragraph-properties fo:text-align="start" style:justify-single-word="false"/>
      <style:text-properties style:font-name="Times New Roman" fo:font-size="12pt"/>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000000" style:font-name="Times New Roman" fo:font-size="12pt" fo:letter-spacing="normal" fo:language="en" fo:country="US" fo:font-style="normal" fo:font-weight="normal" style:font-size-asian="12pt" style:font-weight-asian="normal" style:font-size-complex="12pt" style:font-weight-complex="normal"/>
    </style:style>
    <style:style style:name="P11" style:family="paragraph" style:parent-style-name="Standard">
      <style:paragraph-properties fo:padding="0.074cm" fo:border-left="none" fo:border-right="none" fo:border-top="none" fo:border-bottom="0.002cm solid #000000" style:join-border="false"/>
    </style:style>
    <style:style style:name="P12" style:family="paragraph" style:parent-style-name="Standard">
      <style:paragraph-properties fo:text-align="center" style:justify-single-word="false" fo:padding="0.074cm" fo:border-left="none" fo:border-right="none" fo:border-top="none" fo:border-bottom="0.002cm solid #000000" style:join-border="false"/>
      <style:text-properties style:font-name="Times New Roman" fo:font-weight="bold" style:font-weight-asian="bold" style:font-weight-complex="bold"/>
    </style:style>
    <style:style style:name="P13" style:family="paragraph" style:parent-style-name="Standard">
      <style:text-properties fo:font-variant="normal" fo:text-transform="none" fo:color="#222222" fo:letter-spacing="normal" fo:language="en" fo:country="US" fo:font-style="normal" fo:font-weight="normal"/>
    </style:style>
    <style:style style:name="P14" style:family="paragraph" style:parent-style-name="Standard">
      <style:paragraph-properties fo:text-align="center" style:justify-single-word="false"/>
      <style:text-properties style:font-name="Times New Roman" fo:font-weight="bold" style:font-weight-asian="bold" style:font-weight-complex="bold"/>
    </style:style>
    <style:style style:name="P15" style:family="paragraph" style:parent-style-name="Standard">
      <style:paragraph-properties fo:text-align="start" style:justify-single-word="false"/>
      <style:text-properties style:font-name="Times New Roman" fo:font-weight="bold" style:font-weight-asian="bold" style:font-weight-complex="bold"/>
    </style:style>
    <style:style style:name="P16" style:family="paragraph" style:parent-style-name="Standard">
      <style:paragraph-properties fo:text-align="start" style:justify-single-word="false"/>
      <style:text-properties style:font-name="Times New Roman" fo:font-weight="normal" style:font-weight-asian="normal" style:font-weight-complex="normal"/>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fo:padding="0.074cm" fo:border-left="none" fo:border-right="none" fo:border-top="none" fo:border-bottom="0.002cm solid #000000" style:join-border="false"/>
      <style:text-properties fo:font-variant="normal" fo:text-transform="none" fo:color="#222222" fo:letter-spacing="normal" fo:language="en" fo:country="US" fo:font-style="normal" fo:font-weight="normal"/>
    </style:style>
    <style:style style:name="T1"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fo:letter-spacing="normal" fo:language="en" fo:country="US" fo:font-style="normal" fo:font-weight="normal"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style:font-name="Times New Roman"/>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IOGRAPHY OF ISAAC ASIMOV</text:p>
      <text:p text:style-name="P5"/>
      <text:p text:style-name="P5"/>
      <text:p text:style-name="P3"><text:span text:style-name="T4">Isaac Asimov </text:span><text:span text:style-name="T5">was born in 1920 in the Sovietic Union, three years later he and his family emigrated to United States, in New York.</text:span></text:p>
      <text:p text:style-name="P6">He studied first Chemistry and then Philosophy.</text:p>
      <text:p text:style-name="P8"><text:span text:style-name="T6">Between </text:span><text:span text:style-name="T1">1</text:span><text:span text:style-name="T3">949 </text:span><text:span text:style-name="T3">and</text:span><text:span text:style-name="T3"> 1958 </text:span><text:span text:style-name="T3">he was teacher at Boston Univerisity, school of Medicine.</text:span></text:p>
      <text:p text:style-name="P9">Then he leaves all and became a full time writer. </text:p>
      <text:p text:style-name="P7"><text:span text:style-name="T2">H</text:span><text:span text:style-name="T2">e was one of the best science fiction writers </text:span><text:span text:style-name="T2">of his time.</text:span></text:p>
      <text:p text:style-name="P10">He died <text:s/>in 1992 for healty problems.</text:p>
      <text:p text:style-name="P9"/>
      <text:p text:style-name="P12"/>
      <text:p text:style-name="P5"/>
      <text:p text:style-name="P5"/>
      <text:p text:style-name="P5">THE WORD ROBOT</text:p>
      <text:p text:style-name="P5"/>
      <text:p text:style-name="P5"/>
      <text:p text:style-name="P15"><text:span text:style-name="T7">A </text:span>Robot<text:span text:style-name="T7"> is </text:span>"An automatic device that can performes functions normally ascribed to humans or a machine in the form of human"</text:p>
      <text:p text:style-name="P15"/>
      <text:p text:style-name="P6">The first person that introduced the word "robot" was <text:span text:style-name="T8">Karel Capek</text:span> in his play R.U.R, in 1921.</text:p>
      <text:p text:style-name="P6"/>
      <text:p text:style-name="P6">The word "robotics" was first used in 1942 by Isaac Asimov in his science-fiction novel "Runaround"</text:p>
      <text:p text:style-name="P5"/>
      <text:p text:style-name="P6"><text:span text:style-name="T8">Robot </text:span>referred to "mechanical humans", while <text:span text:style-name="T8">Cyborg</text:span> is a creature made of organic and artificial parts.</text:p>
      <text:p text:style-name="P5"/>
      <text:p text:style-name="P12"/>
      <text:p text:style-name="P5"/>
      <text:p text:style-name="P5"/>
      <text:p text:style-name="P5">THE FEELING OF POWER</text:p>
      <text:p text:style-name="P5"/>
      <text:p text:style-name="P5"/>
      <text:p text:style-name="P4"/>
      <text:p text:style-name="P13">This story is set in the future, where humans live in a civilization that has forgotten how arithmetic operations are manually made, because they always use calculators.</text:p>
      <text:p text:style-name="P13"/>
      <text:p text:style-name="P13">The Earth federation is in war with Deneb, the war is focused use of rockets controlled by computer. </text:p>
      <text:p text:style-name="P13">A tecnician, Myron Aub discover how self do arithmetic operations without use calculators.</text:p>
      <text:p text:style-name="P13"/>
      <text:p text:style-name="P13">The military was initially dubious, but then decided to use this new approach to continue the war with a man driving a spaceship instead of rockets controlled only by the computer.</text:p>
      <text:p text:style-name="P13"/>
      <text:p text:style-name="P13">Myron Aub was saddened by this and therefore committed suicide.</text:p>
      <text:p text:style-name="P13"/>
      <text:p text:style-name="P13"/>
      <text:p text:style-name="P13"/>
      <text:p text:style-name="P18"/>
      <text:p text:style-name="P13"/>
      <text:p text:style-name="P2"/>
      <text:p text:style-name="P2"><text:soft-page-break/></text:p>
      <text:p text:style-name="P2"/>
      <text:p text:style-name="P2"/>
      <text:p text:style-name="P2"/>
      <text:p text:style-name="P2">THE THREE ASIMOV'S LAWS</text:p>
      <text:p text:style-name="Standard"/>
      <text:p text:style-name="Standard"/>
      <text:p text:style-name="Standard"/>
      <text:p text:style-name="Standard">1) Robots must not injured humans, and they must not allow other to injured humans.</text:p>
      <text:p text:style-name="Standard"/>
      <text:p text:style-name="Standard">2) Robots must respect orders of humans, if these orders not are in contradiction with the first law.</text:p>
      <text:p text:style-name="Standard"/>
      <text:p text:style-name="Standard">3) Robots must protect them-selves, but without enter in contradiction with the first and the second law.</text:p>
      <text:p text:style-name="Standard"/>
      <text:p text:style-name="Standard"/>
      <text:p text:style-name="Standard"/>
      <text:p text:style-name="P11"/>
      <text:p text:style-name="Standard"/>
      <text:p text:style-name="Standard"/>
      <text:p text:style-name="P2">RIASSUNTO : <text:s/>THE <text:s text:c="2"/>FUN <text:s text:c="2"/>THEY <text:s text:c="2"/>HAD</text:p>
      <text:p text:style-name="P2"/>
      <text:p text:style-name="P2"/>
      <text:p text:style-name="P2"/>
      <text:p text:style-name="P1">The story is set in the year 2157 and the protagonist are two young teenager: Margie, and Tommy.</text:p>
      <text:p text:style-name="P1">One day Tommy found a very old book by the XX century.</text:p>
      <text:p text:style-name="P1">They remain surprised by this real book, because in their lifes they have read only on their telebooks, wich have millions of books behind it. While an old book had only ever the same static pages.</text:p>
      <text:p text:style-name="P1">The book talks about the old school and Margie was interested by this.</text:p>
      <text:p text:style-name="P1">But Margie hated her school, especially after that her mechanical teacher assigned her more test of geography.</text:p>
      <text:p text:style-name="P1"/>
      <text:p text:style-name="P1">Margie thinks that old school was better than the school of her time. Because she thinks that boys and girls at school got amused in a place where are all together.</text:p>
      <text:p text:style-name="P1"/>
      <text:p text:style-name="P1"/>
      <text:p text:style-name="P1"/>
      <text:p text:style-name="P1">Fonte: http://www.uncommons.it/words/come-si-divertivano-2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sans-serif" svg:font-family="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6M45S</meta:editing-duration>
    <meta:editing-cycles>17</meta:editing-cycles>
    <meta:generator>OpenOffice/4.1.3$Win32 OpenOffice.org_project/413m1$Build-9783</meta:generator>
    <dc:date>2017-12-03T18:29:54.08</dc:date>
    <dc:creator>Cristian Borelli</dc:creator>
    <meta:document-statistic meta:table-count="0" meta:image-count="0" meta:object-count="0" meta:page-count="2" meta:paragraph-count="30" meta:word-count="443" meta:character-count="2579"/>
    <meta:user-defined meta:name="Info 1"/>
    <meta:user-defined meta:name="Info 2"/>
    <meta:user-defined meta:name="Info 3"/>
    <meta:user-defined meta:name="Info 4"/>
  </office:meta>
</office:document-meta>
</file>